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9_Ocena_użytkownika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ę dodać opinie na temat innego użytkownika. Może to zrobić tylko jeśli wcześniej istniało między nimi dopasowanie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</text:p>
            <text:p text:style-name="Table_20_Contents">Pomiędzy użytkownikiem wystawiającym opinię, a użytkownikiem ocenianym istnieje lub istniało przynajmniej jedno dopasowan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funkcję "Dodaj opinię" z profilu właściciela przedmiotu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Opinia pojawia się w systemie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Brak zmian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wietla ekran dodawania opinii.</text:p>
            <text:p text:style-name="Table_20_Contents">2. Użytkownik wypełnia formularz dodawania opinii.</text:p>
            <text:p text:style-name="Table_20_Contents">3. Użytkownik klika przycisk "Dodaj".</text:p>
            <text:p text:style-name="Table_20_Contents">4. System dodaje opinię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09:31:27.60</dc:date>
    <meta:editing-duration>PT2H3M15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20" meta:word-count="95" meta:character-count="755"/>
  </office:meta>
</office:document-meta>
</file>